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line-height="115%"/>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style:text-properties fo:font-size="20pt" style:font-size-asian="20pt" style:font-size-complex="20pt"/>
    </style:style>
    <style:style style:name="P5" style:family="paragraph">
      <loext:graphic-properties draw:fill-color="#ffffff"/>
      <style:text-properties fo:font-size="20pt" style:font-size-asian="20pt" style:font-size-complex="20pt"/>
    </style:style>
    <style:style style:name="P6" style:family="paragraph">
      <loext:graphic-properties draw:fill-color="#ffffff"/>
      <style:text-properties fo:font-size="20pt"/>
    </style:style>
    <style:style style:name="P7" style:family="paragraph">
      <style:text-properties fo:font-size="18pt" style:font-size-asian="18pt" style:font-size-complex="18pt"/>
    </style:style>
    <style:style style:name="P8" style:family="paragraph">
      <loext:graphic-properties draw:fill-color="#ffffff"/>
      <style:text-properties fo:font-size="18pt" style:font-size-asian="18pt" style:font-size-complex="18pt"/>
    </style:style>
    <style:style style:name="P9" style:family="paragraph">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style:style style:name="T6" style:family="text">
      <style:text-properties fo:font-size="20pt" style:font-size-asian="20pt" style:font-size-complex="20pt"/>
    </style:style>
    <style:style style:name="T7" style:family="text">
      <style:text-properties fo:font-size="20pt" fo:font-style="italic" style:font-size-asian="20pt" style:font-style-asian="italic" style:font-size-complex="20pt" style:font-style-complex="italic"/>
    </style:style>
    <style:style style:name="T8" style:family="text">
      <style:text-properties fo:font-size="20pt" fo:font-style="normal" style:font-size-asian="20pt" style:font-style-asian="normal" style:font-size-complex="20pt" style:font-style-complex="normal"/>
    </style:style>
    <style:style style:name="T9"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016cm" svg:y="3.098cm" presentation:class="title" presentation:user-transformed="true">
          <draw:text-box>
            <text:p text:style-name="P1">Self-Refining Software in Art:<text:line-break/>An Overview</text:p>
          </draw:text-box>
        </draw:frame>
        <draw:frame presentation:style-name="pr2" draw:text-style-name="P2"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draw:text-box>
              <text:p>I’m going to talk about self-refining software and art.</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presentation:user-transformed="true">
          <draw:text-box>
            <text:list text:style-name="L3">
              <text:list-item>
                <text:p>Artificial intelligence strategies, specifically:</text:p>
                <text:list>
                  <text:list-item>
                    <text:p>Genetic programming</text:p>
                  </text:list-item>
                  <text:list-item>
                    <text:p>Linear genetic programming</text:p>
                  </text:list-item>
                </text:list>
              </text:list-item>
              <text:list-item>
                <text:p>Providing abstract syntax tree access in imperative languages for genetic programming</text:p>
              </text:list-item>
              <text:list-item>
                <text:p>Ecosystem fitness modeling in genetic programming</text:p>
              </text:list-item>
              <text:list-item>
                <text:p>Artificial neural networks</text:p>
              </text:list-item>
              <text:list-item>
                <text:p>Constrained conditional models, and their use in art</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draw:text-box>
              <text:p>These are the general areas of the topic that I will cover. First, I will discuss artificial intelligence strategies, specifically genetic programming and linear genetic programming. Second, I will discuss the possibility of providing abstract syntax tree access in imperative languages to facilitate genetic programming. I will also discuss ecosystem fitness modeling in genetic programming, artificial neural networks, and constrained conditional models, and the use of constrained conditional models in art.</text:p>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item>
                <text:p><text:span text:style-name="T2">Genetic programming is also relevant to brain-computer interfaces and assistive robotics [Ghandi 2015], which pose a possible area for significant innovation in AI-driven art.</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draw:text-box>
              <text:list text:style-name="L2">
                <text:list-item>
                  <text:p>There are a variety of techniques that are used to develop artificial intelligence.</text:p>
                </text:list-item>
                <text:list-item>
                  <text:p>One of these techniques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since artworks could be presented to humans for feedback, and the software could optimize it for the most positive feedback.</text:span></text:p>
                </text:list-item>
                <text:list-item>
                  <text:p>So, if you had a picture that the computer show,s then you could ask the person operating it, do you like this picture better or do you like the other picture better, and then you could take the traits of the artwork that the person likes more, and apply that to other artwork.</text:p>
                </text:list-item>
                <text:list-item>
                  <text:p><text:span text:style-name="T2">Genetic programming is also relevant to brain-computer interfaces and assistive robotics [Ghandi 2015], which pose a possible area for significant innovation in AI-driven art.</text:span></text:p>
                </text:list-item>
              </text:list>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3" draw:layer="layout" svg:width="25.199cm" svg:height="12.179cm" svg:x="1.4cm" svg:y="4.914cm" presentation:class="outline" presentation:user-transformed="true">
          <draw:text-box>
            <text:list text:style-name="L3">
              <text:list-item>
                <text:p><text:span text:style-name="T3">Typically, genetic programming is applied to languages that give tree-structured models of software a first-class role in the language. [Brameier &amp; Banzhaf, 2007]</text:span></text:p>
              </text:list-item>
              <text:list-item>
                <text:p><text:span text:style-name="T3">That is because tree structures are easier to manipulate using software.</text:span></text:p>
              </text:list-item>
              <text:list-item>
                <text:p><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6">Typically, genetic programming is applied to computer languages that give tree-structured models of software a first-class role in the language.</text:span></text:p>
                </text:list-item>
                <text:list-item>
                  <text:p text:style-name="P4"><text:span text:style-name="T6">That is because tree structures are easier to manipulate using software than just the free from source code that is often what is readily available and manipulated by the programmer with languages such as C and Python.</text:span></text:p>
                </text:list-item>
                <text:list-item>
                  <text:p text:style-name="P4"><text:span text:style-name="T6">Linear genetic programming extends the practices of genetic programming to applicability within languages following the </text:span><text:span text:style-name="T7">imperative</text:span><text:span text:style-name="T8"> software programming paradigm, such as C.</text:span></text:p>
                </text:list-item>
              </text:list>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3">
              <text:list-item>
                <text:p><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text:span text:style-name="T5">Such a language could make genetic programming easier to apply to imperative languages.</text:span></text:p>
              </text:list-item>
              <text:list-item>
                <text:p><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8">Because of the strengths of tree-modeled languages such as Lisp, it would be valuable to develop a general-purpose imperative language that provides native abstract syntax tree manipulation facilities to the programmer.</text:span></text:p>
                </text:list-item>
                <text:list-item>
                  <text:p text:style-name="P4"><text:span text:style-name="T8">Such a language could make genetic programming easier to apply to imperative languages.</text:span></text:p>
                </text:list-item>
                <text:list-item>
                  <text:p text:style-name="P4"><text:span text:style-name="T8">This could be facilitated by having the abstract syntax tree for a language be synchronized with the code in an editor, constantly updating, thus allowing a programmer to reference the abstract syntax tree they are operating on as they write the software that both corresponds to and works with it.</text:span></text:p>
                </text:list-item>
              </text:list>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3">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2002 discuss “scoring” evolved software organisms on their fitness.</text:p>
              </text:list-item>
              <text:list-item>
                <text:p>Determining how to score an organism on its fitness is a challenge in effective genetic programming, but is necessary to get meaningful results from it.</text:p>
              </text:list-item>
              <text:list-item>
                <text:p>Khan 2018 suggests using performance against a suite of known-desired-value test cases as a metric of organism success.</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4.79cm" svg:x="2.1cm" svg:y="14.107cm" presentation:class="notes" presentation:user-transformed="true">
            <draw:text-box>
              <text:list text:style-name="L2">
                <text:list-item>
                  <text:p>As a strategy in genetic programming, additional traits of natural ecosystems can be modeled to facilitate the development of useful results.</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One challenge in genetic programming is to figure out how to give feedback to, and rank the performance of, a software system on how well it is performing on a given task. If its goal is to create sketches or music, then one could have people give feedback to the software system on the individual artworks produced. But in some cases, like in how well a virtual pet interacts with a human, it would be harder to figure out a scoring system for it, because there isn’t a clear unit to judge in interactive art.</text:p>
                </text:list-item>
                <text:list-item>
                  <text:p>So, determining a way to score an organism on its fitness — in other words, quantifying how successful it is at doing what it is supposed to do — is a challenge in effective genetic programming, but is necessary to get meaningful results from the software that is evolved.</text:p>
                </text:list-item>
              </text:list>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user-transformed="true">
            <draw:text-box>
              <text:list text:style-name="L2">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Recurrent neural networks</text:p>
          </draw:text-box>
        </draw:frame>
        <draw:frame presentation:style-name="pr4" draw:layer="layout" svg:width="25.199cm" svg:height="12.179cm" svg:x="1.4cm" svg:y="4.914cm" presentation:class="outline" presentation:user-transformed="true">
          <draw:text-box>
            <text:list text:style-name="L3">
              <text:list-item>
                <text:p>Recurrent neural networks are a subtype of artificial neural networks. They let the neural networks remember information and adapt behavior through time.</text:p>
              </text:list-item>
              <text:list-item>
                <text:p>Their data-flow model is a directed graph containing cycles, such that the outcomes of computations can feed back into other points in the graph. [Salehinejad et al., 2018; Johnson 2016]</text:p>
              </text:list-item>
              <text:list-item>
                <text:p>Recurrent neural networks have been effectively applied in fields including speech recognition, using network components known as long short-term memory, which allow better performance on machine-learning tasks, letting more challenging problems be solved. [Hochreiter &amp; Schmidhuber 1997]</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user-transformed="true">
            <draw:text-box>
              <text:list text:style-name="L2">
                <text:list-item>
                  <text:p>To refine the results of artificially learned algorithms, existing knowledge can be supplied initially by humans to the systems, to provide constraints on what they seek and allow them to find relevant results more quickly.</text:p>
                </text:list-item>
                <text:list-item>
                  <text:p>This is an example of combining various strategies to get better results from the combination of the strengths of many than would be gotten from one strategy only, and would help the system derive simpler models.</text:p>
                </text:list-item>
              </text:list>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draw:text-box>
              <text:list text:style-name="L2">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Determinism</text:p>
          </draw:text-box>
        </draw:frame>
        <draw:frame presentation:style-name="pr4" draw:layer="layout" svg:width="25.199cm" svg:height="12.179cm" svg:x="1.4cm" svg:y="4.914cm" presentation:class="outline" presentation:user-transformed="true">
          <draw:text-box>
            <text:list text:style-name="L3">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4.79cm" svg:x="2.1cm" svg:y="14.107cm" presentation:class="notes" presentation:user-transformed="true">
            <draw:text-box>
              <text:list text:style-name="L2">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Applications of types of determinism</text:p>
          </draw:text-box>
        </draw:frame>
        <draw:frame presentation:style-name="pr4" draw:layer="layout" svg:width="25.199cm" svg:height="12.179cm" svg:x="1.4cm" svg:y="4.914cm" presentation:class="outline" presentation:user-transformed="true">
          <draw:text-box>
            <text:list text:style-name="L3">
              <text:list-item>
                <text:p>These different classes of determinism in software systems are useful in different contexts.</text:p>
              </text:list-item>
              <text:list-item>
                <text:p>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p>
              </text:list-item>
              <text:list-item>
                <text:p>An input-deterministic system is useful for general applications, and is much more flexible than a fully deterministic system. [Krawiec, 2016]</text:p>
              </text:list-item>
              <text:list-item>
                <text:p>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p>
              </text:list-item>
              <text:list-item>
                <text:p>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8" draw:layer="layout" svg:width="16.799cm" svg:height="13.825cm" svg:x="2.1cm" svg:y="14.107cm" presentation:class="notes" presentation:user-transformed="true">
            <draw:text-box>
              <text:list text:style-name="L2">
                <text:list-item>
                  <text:p text:style-name="P7"><text:span text:style-name="T9">These different classes of determinism in software systems are useful in different contexts.</text:span></text:p>
                </text:list-item>
                <text:list-item>
                  <text:p text:style-name="P7"><text:span text:style-name="T9">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span></text:p>
                </text:list-item>
                <text:list-item>
                  <text:p text:style-name="P7"><text:span text:style-name="T9">An input-deterministic system is useful for general applications, and is much more flexible than a fully deterministic system. [Krawiec, 2016]</text:span></text:p>
                </text:list-item>
                <text:list-item>
                  <text:p text:style-name="P7"><text:span text:style-name="T9">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span></text:p>
                </text:list-item>
                <text:list-item>
                  <text:p text:style-name="P7"><text:span text:style-name="T9">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span></text:p>
                </text:list-item>
              </text:list>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Chang, Ming-Wei, Lev Ratinov, and Dan Roth. “<text:span text:style-name="T2">Structured learning with constrained conditional models”, 2012, DOI 10.1007/s10994-012-5296-5.</text:span></text:p>
              </text:list-item>
              <text:list-item>
                <text:p><text:span text:style-name="T2">Gandhi, Vaibhav. </text:span><text:span text:style-name="T1">Brain-Computer Interfacing for Assistive Robotics: Electroencephalograms, Recurrent Quantum Neural Networks and User-Centric Graphical Interfaces</text:span><text:span text:style-name="T2">, Elsevier, 201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Hochreiter, Sepp, and Jürgen Schmidhuber. “Long Short-Term Memory”, 1997, DOI 10.1162/neco.1997.9.8.1735.</text:span></text:p>
              </text:list-item>
              <text:list-item>
                <text:p><text:span text:style-name="T2">Hu, Xiaolin, and P. Balasubramaniam, eds. </text:span><text:span text:style-name="T1">Recurrent Neural Networks</text:span><text:span text:style-name="T2">, In-Teh, 2008.</text:span></text:p>
              </text:list-item>
              <text:list-item>
                <text:p><text:span text:style-name="T2">Johnson, Jesse. “Rolling and Unrolling RNNs”, 2016, https://shapeofdata.wordpress.com/2016/04/27/rolling-and-unrolling-rnns/.</text:span></text:p>
              </text:list-item>
              <text:list-item>
                <text:p><text:span text:style-name="T2">Khan, Gul Muhammad. </text:span><text:span text:style-name="T1">Evolution of Artificial Neural Development: In Search of Learning Genes</text:span><text:span text:style-name="T2">, Springer, 2018.</text:span></text:p>
              </text:list-item>
              <text:list-item>
                <text:p><text:span text:style-name="T2">Krawiec, Krzysztof. </text:span><text:span text:style-name="T1">Behavioral Program Synthesis with Genetic Programming</text:span><text:span text:style-name="T2">, Springer, 2016.</text:span></text:p>
              </text:list-item>
              <text:list-item>
                <text:p><text:span text:style-name="T2">Langdon, William B., and Riccardo Poli. </text:span><text:span text:style-name="T1">Foundations of Genetic Programming</text:span><text:span text:style-name="T2">, Springer, 2002.</text:span></text:p>
              </text:list-item>
              <text:list-item>
                <text:p><text:span text:style-name="T2">Li, Xiangang, and Xihong Wu. “Constructing Long Short-Term Memory Based Deep Recurrent Neural Networks for Large Vocabulary Speech Recognition”, 2015, arXiv:1410.4281v2.</text:span></text:p>
              </text:list-item>
              <text:list-item>
                <text:p><text:span text:style-name="T2">Salehinejad, Hojjat, Julianne Baarbé, Sharan Sankar, Joseph Barfett, Errol Colak, and Shahrokh Valaee. “Recent Advances in Recurrent Neural Networks”, 2018, arXiv:1801.01078v2.</text:span></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user-transformed="true">
            <draw:text-box>
              <text:p text:style-name="P9">Thanks for listening to my research about thi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20:21:47.567441097</dc:date>
    <meta:editing-duration>PT4H33M55S</meta:editing-duration>
    <meta:editing-cycles>56</meta:editing-cycles>
    <meta:document-statistic meta:object-count="73"/>
  </office:meta>
</office:document-meta>
</file>